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"U... Umm~..."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"You won't be able to wake me up by doing
something like that...."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"Until they have mastered the Power of the
Angels, I would like you to assist them from
the shadows."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6T12:29:32+01:00</meta:creation-date>
    <dc:date>2020-01-26T12:29:3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